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C3600000163A09537F3.png" manifest:media-type="image/png"/>
  <manifest:file-entry manifest:full-path="Pictures/10000001000004770000009E8EF27134.png" manifest:media-type="image/png"/>
  <manifest:file-entry manifest:full-path="Pictures/10000001000000E7000000F7220D4A84.png" manifest:media-type="image/png"/>
  <manifest:file-entry manifest:full-path="Pictures/10000001000009EC0000059546C14145.png" manifest:media-type="image/png"/>
  <manifest:file-entry manifest:full-path="Pictures/1000000100000C65000006F9B33DDC04.png" manifest:media-type="image/png"/>
  <manifest:file-entry manifest:full-path="Pictures/100009930000027B0000027B5401CD93.svg" manifest:media-type="image/svg+xml"/>
  <manifest:file-entry manifest:full-path="Pictures/10000001000000180000001893AB780B.png" manifest:media-type="image/png"/>
  <manifest:file-entry manifest:full-path="Pictures/1000000100000C65000006F961B91AF2.png" manifest:media-type="image/png"/>
  <manifest:file-entry manifest:full-path="Pictures/1000000100000C65000006F993B65954.png" manifest:media-type="image/png"/>
  <manifest:file-entry manifest:full-path="Pictures/1000000100000C6C000006F971E5DD83.png" manifest:media-type="image/png"/>
  <manifest:file-entry manifest:full-path="Pictures/1000000100000C65000006F98C93E891.png" manifest:media-type="image/png"/>
  <manifest:file-entry manifest:full-path="Pictures/1000000100000C65000006F9E2C69666.png" manifest:media-type="image/png"/>
  <manifest:file-entry manifest:full-path="Pictures/1000069C00000295000002950B6AADC8.svg" manifest:media-type="image/svg+xml"/>
  <manifest:file-entry manifest:full-path="Pictures/1000000100000C65000006F9130372A0.png" manifest:media-type="image/png"/>
  <manifest:file-entry manifest:full-path="Pictures/10000001000009EC00000595598A30A0.png" manifest:media-type="image/png"/>
  <manifest:file-entry manifest:full-path="Pictures/1000000100000019000000191B33836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Roboto" svg:font-family="Roboto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template_25_20image_25_201" draw:fill-image-width="100%" draw:fill-image-height="100%" style:repeat="no-repeat" draw:fill-image-ref-point-x="0%" draw:fill-image-ref-point-y="0%" draw:fill-image-ref-point="bottom-left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template_25_20image_25_206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template_25_20image_25_202" draw:fill-image-width="100%" draw:fill-image-height="100%" style:repeat="no-repeat" draw:fill-image-ref-point-x="0%" draw:fill-image-ref-point-y="0%" draw:fill-image-ref-point="bottom-right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template_25_20image_25_204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template_25_20image_25_203" draw:fill-image-width="100%" draw:fill-image-height="100%" style:repeat="no-repeat" draw:fill-image-ref-point-x="0%" draw:fill-image-ref-point-y="0%" draw:fill-image-ref-point="bottom-right" draw:tile-repeat-offset="0% vertical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template_25_20image_25_205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welcome" style:repeat="stretch" draw:fill-image-ref-point-x="0%" draw:fill-image-ref-point-y="0%" draw:fill-image-ref-point="center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1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8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openSUSE-title-title">
      <style:graphic-properties fo:min-height="6.097cm" loext:decorative="false"/>
      <style:paragraph-properties style:writing-mode="lr-tb"/>
    </style:style>
    <style:style style:name="pr2" style:family="presentation" style:parent-style-name="openSUSE-title-subtitle">
      <style:graphic-properties draw:fill-color="#ffffff" fo:min-height="5.197cm" loext:decorative="false"/>
      <style:paragraph-properties style:writing-mode="lr-tb"/>
    </style:style>
    <style:style style:name="pr3" style:family="presentation" style:parent-style-name="openSUSE-title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134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openSUSE-title-outline1">
      <style:graphic-properties fo:min-height="8.882cm" loext:decorative="false"/>
      <style:paragraph-properties style:writing-mode="lr-tb"/>
    </style:style>
    <style:style style:name="pr8" style:family="presentation" style:parent-style-name="openSUSE-title-title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openSUSE-title-title">
      <style:graphic-properties draw:auto-grow-height="true" fo:min-height="1.991cm" loext:decorative="false"/>
      <style:paragraph-properties style:writing-mode="lr-tb"/>
    </style:style>
    <style:style style:name="pr10" style:family="presentation" style:parent-style-name="openSUSE-title-outline1">
      <style:graphic-properties fo:min-height="4.946cm" loext:decorative="false"/>
      <style:paragraph-properties style:writing-mode="lr-tb"/>
    </style:style>
    <style:style style:name="P1" style:family="paragraph">
      <loext:graphic-properties draw:fill-color="#ffffff"/>
      <style:text-properties fo:color="#ffffff" loext:opacity="100%" fo:font-size="26pt"/>
    </style:style>
    <style:style style:name="P2" style:family="paragraph">
      <loext:graphic-properties draw:fill="none" draw:fill-color="#ffffff"/>
      <style:text-properties fo:font-size="16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4.7999992370605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18.7999992370605pt"/>
    </style:style>
    <style:style style:name="T1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Title Slide" draw:style-name="dp1" draw:master-page-name="openSUSE-title" presentation:presentation-page-layout-name="AL1T0">
        <office:forms form:automatic-focus="false" form:apply-design-mode="false"/>
        <draw:frame presentation:style-name="pr1" draw:layer="layout" svg:width="16.261cm" svg:height="6.097cm" svg:x="10.795cm" svg:y="0.135cm" presentation:class="title" presentation:placeholder="true" presentation:user-transformed="true">
          <draw:text-box/>
        </draw:frame>
        <draw:frame presentation:style-name="pr2" draw:text-style-name="P1" draw:layer="layout" svg:width="20.071cm" svg:height="5.197cm" svg:x="6.985cm" svg:y="6.685cm" presentation:class="subtitle" presentation:placeholder="true" presentation:user-transformed="true">
          <draw:text-box/>
        </draw:frame>
        <draw:frame draw:style-name="gr1" draw:text-style-name="P2" draw:layer="layout" svg:width="10.31cm" svg:height="1.665cm" svg:x="19cm" svg:y="14.2cm">
          <draw:text-box>
            <text:p><text:span text:style-name="T1">opensuse-project@opensuse.org</text:span></text:p>
          </draw:text-box>
        </draw:frame>
        <draw:frame draw:style-name="gr2" draw:text-style-name="P3" draw:layer="layout" svg:width="0.66cm" svg:height="0.66cm" svg:x="18.34cm" svg:y="14.81cm">
          <draw:image xlink:href="Pictures/1000069C00000295000002950B6AADC8.svg" xlink:type="simple" xlink:show="embed" xlink:actuate="onLoad" draw:mime-type="image/svg+xml">
            <text:p/>
          </draw:image>
          <draw:image xlink:href="Pictures/1000000100000019000000191B33836B.png" xlink:type="simple" xlink:show="embed" xlink:actuate="onLoad" draw:mime-type="image/png"/>
        </draw:frame>
        <draw:frame draw:style-name="gr2" draw:text-style-name="P3" draw:layer="layout" svg:width="0.634cm" svg:height="0.634cm" svg:x="24.96cm" svg:y="13.965cm">
          <draw:image xlink:href="Pictures/100009930000027B0000027B5401CD93.svg" xlink:type="simple" xlink:show="embed" xlink:actuate="onLoad" draw:mime-type="image/svg+xml">
            <text:p/>
          </draw:image>
          <draw:image xlink:href="Pictures/10000001000000180000001893AB780B.png" xlink:type="simple" xlink:show="embed" xlink:actuate="onLoad" draw:mime-type="image/png"/>
        </draw:frame>
        <draw:frame draw:style-name="gr2" draw:text-style-name="P3" draw:layer="layout" svg:width="0.634cm" svg:height="0.634cm" svg:x="20.366cm" svg:y="13.965cm">
          <draw:image xlink:href="Pictures/10000001000000E7000000F7220D4A84.png" xlink:type="simple" xlink:show="embed" xlink:actuate="onLoad" draw:mime-type="image/png">
            <text:p/>
          </draw:image>
        </draw:frame>
        <draw:frame draw:style-name="gr3" draw:text-style-name="P2" draw:layer="layout" svg:width="2.439cm" svg:height="0.958cm" svg:x="25.595cm" svg:y="13.782cm">
          <draw:text-box>
            <text:p><text:span text:style-name="T1">oSC25</text:span></text:p>
          </draw:text-box>
        </draw:frame>
        <draw:frame draw:style-name="gr1" draw:text-style-name="P2" draw:layer="layout" svg:width="3.96cm" svg:height="1.665cm" svg:x="21cm" svg:y="13.47cm">
          <draw:text-box>
            <text:p><text:span text:style-name="T1">@openSUSE</text:span></text:p>
          </draw:text-box>
        </draw:frame>
        <presentation:notes draw:style-name="dp2">
          <draw:page-thumbnail draw:style-name="gr4" draw:layer="layout" svg:width="20.354cm" svg:height="10.476cm" svg:x="0.616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5" draw:layer="layout" svg:width="25.199cm" svg:height="9.134cm" svg:x="1.4cm" svg:y="3.685cm" presentation:class="subtitle" presentation:placeholder="true">
          <draw:text-box/>
        </draw:frame>
        <draw:frame draw:style-name="gr5" draw:text-style-name="P6" draw:layer="layout" svg:width="14.605cm" svg:height="2.018cm" svg:x="7.62cm" svg:y="13.335cm">
          <draw:image xlink:href="Pictures/10000001000004770000009E8EF2713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ight Slide" draw:style-name="dp4" draw:master-page-name="openSUSE-title" presentation:presentation-page-layout-name="AL2T1">
        <office:forms form:automatic-focus="false" form:apply-design-mode="false"/>
        <draw:frame presentation:style-name="pr7" draw:layer="layout" svg:width="21.214cm" svg:height="9.133cm" svg:x="1.399cm" svg:y="3.685cm" presentation:class="outline" presentation:placeholder="true" presentation:user-transformed="true">
          <draw:text-box/>
        </draw:frame>
        <draw:frame presentation:style-name="pr8" draw:layer="layout" svg:width="25.199cm" svg:height="2.629cm" svg:x="1.401cm" svg:y="0.629cm" presentation:class="title" presentation:placeholder="true" presentation:user-transformed="true">
          <draw:text-box/>
        </draw:frame>
        <draw:frame draw:style-name="gr5" draw:text-style-name="P6" draw:layer="layout" svg:width="21.268cm" svg:height="2.415cm" svg:x="5.715cm" svg:y="12.925cm">
          <draw:image xlink:href="Pictures/1000000100000C3600000163A09537F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20.354cm" svg:height="10.476cm" svg:x="0.616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5" draw:layer="layout" svg:width="25.199cm" svg:height="9.134cm" svg:x="1.4cm" svg:y="3.685cm" presentation:class="subtitle" presentation:placeholder="true">
          <draw:text-box/>
        </draw:frame>
        <draw:frame draw:style-name="gr5" draw:text-style-name="P6" draw:layer="layout" svg:width="14.605cm" svg:height="2.018cm" svg:x="7.621cm" svg:y="13.335cm">
          <draw:image xlink:href="Pictures/10000001000004770000009E8EF2713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rk Slide" draw:style-name="dp6" draw:master-page-name="openSUSE-title" presentation:presentation-page-layout-name="AL2T1">
        <office:forms form:automatic-focus="false" form:apply-design-mode="false"/>
        <draw:frame presentation:style-name="pr9" draw:layer="layout" svg:width="22.605cm" svg:height="1.991cm" svg:x="3.43cm" svg:y="1.184cm" presentation:class="title" presentation:placeholder="true" presentation:user-transformed="true">
          <draw:text-box/>
        </draw:frame>
        <draw:frame presentation:style-name="pr10" draw:layer="layout" svg:width="16.261cm" svg:height="7.737cm" svg:x="3.175cm" svg:y="4.328cm" presentation:class="outline" presentation:placeholder="true" presentation:user-transformed="true">
          <draw:text-box/>
        </draw:frame>
        <draw:frame draw:style-name="gr5" draw:text-style-name="P6" draw:layer="layout" svg:width="14.605cm" svg:height="2.018cm" svg:x="7.621cm" svg:y="13.335cm">
          <draw:image xlink:href="Pictures/10000001000004770000009E8EF2713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20.354cm" svg:height="10.476cm" svg:x="0.616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text-style-name="P5" draw:layer="layout" svg:width="25.199cm" svg:height="9.134cm" svg:x="1.4cm" svg:y="3.685cm" presentation:class="subtitle" presentation:placeholder="true">
          <draw:text-box/>
        </draw:frame>
        <draw:frame draw:style-name="gr5" draw:text-style-name="P6" draw:layer="layout" svg:width="21.268cm" svg:height="2.415cm" svg:x="5.715cm" svg:y="12.926cm">
          <draw:image xlink:href="Pictures/1000000100000C3600000163A09537F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office:forms form:automatic-focus="false" form:apply-design-mode="false"/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 Sans Condensed" svg:font-family="'Open Sans Condensed'" style:font-family-generic="swiss" style:font-pitch="variable"/>
    <style:font-face style:name="Open Sans Condensed1" svg:font-family="'Open Sans Condensed'" style:font-adornments="Bold" style:font-family-generic="swiss" style:font-pitch="variable"/>
    <style:font-face style:name="Roboto" svg:font-family="Roboto" style:font-family-generic="system" style:font-pitch="variable"/>
    <style:font-face style:name="Source Sans Pro" svg:font-family="'Source Sans Pro'" style:font-adornments="Regular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adornments="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1000009EC0000059546C14145.png" xlink:type="simple" xlink:show="embed" xlink:actuate="onLoad"/>
    <draw:fill-image draw:name="background" xlink:href="Pictures/10000001000009EC00000595598A30A0.png" xlink:type="simple" xlink:show="embed" xlink:actuate="onLoad"/>
    <draw:fill-image draw:name="template_25_20image_25_201" draw:display-name="template%20image%201" xlink:href="Pictures/1000000100000C65000006F993B65954.png" xlink:type="simple" xlink:show="embed" xlink:actuate="onLoad"/>
    <draw:fill-image draw:name="template_25_20image_25_202" draw:display-name="template%20image%202" xlink:href="Pictures/1000000100000C65000006F9B33DDC04.png" xlink:type="simple" xlink:show="embed" xlink:actuate="onLoad"/>
    <draw:fill-image draw:name="template_25_20image_25_203" draw:display-name="template%20image%203" xlink:href="Pictures/1000000100000C65000006F961B91AF2.png" xlink:type="simple" xlink:show="embed" xlink:actuate="onLoad"/>
    <draw:fill-image draw:name="template_25_20image_25_204" draw:display-name="template%20image%204" xlink:href="Pictures/1000000100000C65000006F98C93E891.png" xlink:type="simple" xlink:show="embed" xlink:actuate="onLoad"/>
    <draw:fill-image draw:name="template_25_20image_25_205" draw:display-name="template%20image%205" xlink:href="Pictures/1000000100000C65000006F9E2C69666.png" xlink:type="simple" xlink:show="embed" xlink:actuate="onLoad"/>
    <draw:fill-image draw:name="template_25_20image_25_206" draw:display-name="template%20image%206" xlink:href="Pictures/1000000100000C65000006F9130372A0.png" xlink:type="simple" xlink:show="embed" xlink:actuate="onLoad"/>
    <draw:fill-image draw:name="welcome" xlink:href="Pictures/1000000100000C6C000006F971E5DD8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ffffff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ffffff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ffffff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color="#ffffff" loext:opacity="100%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color="#ffffff" loext:opacity="100%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color="#ffffff" loext:opacity="100%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color="#ffffff" loext:opacity="100%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penSUSE-title-background" style:family="presentation">
      <style:graphic-properties draw:stroke="none" draw:fill="bitmap" draw:fill-image-name="background" style:repeat="stretch" draw:fill-image-ref-point-x="0%" draw:fill-image-ref-point-y="0%" draw:fill-image-ref-point="center"/>
      <style:text-properties style:letter-kerning="true"/>
    </style:style>
    <style:style style:name="openSUSE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penSUSE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Droid Sans Devanagari" style:font-family-complex="'Droid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openSUSE-title-outline1" style:family="presentation">
      <style:graphic-properties draw:stroke="none" svg:stroke-color="#3465a4" draw:fill="none" draw:textarea-horizontal-align="left" draw:auto-grow-height="false" draw:fit-to-size="false" style:shrink-to-fit="true" draw:shadow-color="#000000">
        <text:list-style style:name="openSUSE-title-outline1">
          <text:list-level-style-bullet text:level="1" text:bullet-char="●">
            <style:list-level-properties text:space-before="0.305cm" text:min-label-width="0.88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5cm" fo:margin-bottom="0cm" fo:text-align="end" fo:text-indent="0cm" loext:tab-stop-distance="0cm">
        <style:tab-stops/>
      </style:paragraph-properties>
      <style:text-properties fo:font-variant="normal" fo:text-transform="none" fo:color="#e0f1db" loext:opacity="100%" style:text-outline="false" style:text-line-through-style="none" style:text-line-through-type="none" style:font-name="Source Sans Pro1" fo:font-family="'Source Sans Pro'" style:font-style-name="Bold" style:font-family-generic="swiss" style:font-pitch="variable" fo:font-size="31.7999992370605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outline2" style:family="presentation" style:parent-style-name="openSUSE-title-outline1">
      <style:paragraph-properties fo:margin-left="0cm" fo:margin-right="0cm" fo:margin-top="0.398cm" fo:margin-bottom="0cm" fo:text-indent="0cm"/>
      <style:text-properties fo:color="#e0f1db" loext:opacity="100%" fo:font-size="27.8999996185303pt" style:font-size-asian="28pt" style:font-size-complex="28pt"/>
    </style:style>
    <style:style style:name="openSUSE-title-outline3" style:family="presentation" style:parent-style-name="openSUSE-title-outline2">
      <style:paragraph-properties fo:margin-left="0cm" fo:margin-right="0cm" fo:margin-top="0.298cm" fo:margin-bottom="0cm" fo:text-indent="0cm"/>
      <style:text-properties fo:color="#e0f1db" loext:opacity="100%" fo:font-size="23.8999996185303pt" style:font-size-asian="24pt" style:font-size-complex="24pt"/>
    </style:style>
    <style:style style:name="openSUSE-title-outline4" style:family="presentation" style:parent-style-name="openSUSE-title-outline3">
      <style:paragraph-properties fo:margin-left="0cm" fo:margin-right="0cm" fo:margin-top="0.198cm" fo:margin-bottom="0cm" fo:text-indent="0cm"/>
      <style:text-properties fo:color="#e0f1db" loext:opacity="100%" fo:font-size="20pt" style:font-size-asian="20pt" style:font-size-complex="20pt"/>
    </style:style>
    <style:style style:name="openSUSE-title-outline5" style:family="presentation" style:parent-style-name="openSUSE-title-outline4">
      <style:paragraph-properties fo:margin-left="0cm" fo:margin-right="0cm" fo:margin-top="0.098cm" fo:margin-bottom="0cm" fo:text-indent="0cm"/>
      <style:text-properties fo:color="#e0f1db" loext:opacity="100%" fo:font-size="20pt" style:font-size-asian="20pt" style:font-size-complex="20pt"/>
    </style:style>
    <style:style style:name="openSUSE-title-outline6" style:family="presentation" style:parent-style-name="openSUSE-title-outline5">
      <style:paragraph-properties fo:margin-left="0cm" fo:margin-right="0cm" fo:margin-top="0.098cm" fo:margin-bottom="0cm" fo:text-indent="0cm"/>
      <style:text-properties fo:color="#e0f1db" loext:opacity="100%" fo:font-size="20pt" style:font-size-asian="20pt" style:font-size-complex="20pt"/>
    </style:style>
    <style:style style:name="openSUSE-title-outline7" style:family="presentation" style:parent-style-name="openSUSE-title-outline6">
      <style:paragraph-properties fo:margin-left="0cm" fo:margin-right="0cm" fo:margin-top="0.098cm" fo:margin-bottom="0cm" fo:text-indent="0cm"/>
      <style:text-properties fo:color="#e0f1db" loext:opacity="100%" fo:font-size="20pt" style:font-size-asian="20pt" style:font-size-complex="20pt"/>
    </style:style>
    <style:style style:name="openSUSE-title-outline8" style:family="presentation" style:parent-style-name="openSUSE-titl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penSUSE-title-outline9" style:family="presentation" style:parent-style-name="openSUSE-titl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openSUSE-title-subtitle" style:family="presentation">
      <style:graphic-properties draw:stroke="none" svg:stroke-color="#3465a4" draw:fill="none" draw:opacity="20%" draw:textarea-horizontal-align="right" draw:textarea-vertical-align="top" draw:shadow-opacity="20%">
        <text:list-style style:name="openSUSE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 loext:tab-stop-distance="0cm">
        <style:tab-stops/>
      </style:paragraph-properties>
      <style:text-properties fo:font-variant="normal" fo:text-transform="none" fo:color="#e0f1db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penSUSE-title-title" style:family="presentation">
      <style:graphic-properties draw:stroke="none" svg:stroke-color="#3465a4" draw:fill="none" draw:textarea-horizontal-align="right" draw:textarea-vertical-align="bottom">
        <text:list-style style:name="openSUSE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Open Sans Condensed1" fo:font-family="'Open Sans Condensed'" style:font-style-name="Bold" style:font-family-generic="swiss" style:font-pitch="variable" fo:font-size="41.4000015258789pt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ackground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Default_20_1-title">
      <style:graphic-properties draw:auto-grow-height="false" fo:min-height="2.63cm" loext:decorative="false"/>
      <style:paragraph-properties style:writing-mode="lr-tb"/>
    </style:style>
    <style:style style:name="Mpr7" style:family="presentation" style:parent-style-name="Default_20_1-outline1">
      <style:graphic-properties fo:min-height="9.135cm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openSUSE-title-title">
      <style:graphic-properties draw:auto-grow-height="false" fo:min-height="2.63cm" loext:decorative="false"/>
      <style:paragraph-properties style:writing-mode="lr-tb"/>
    </style:style>
    <style:style style:name="Mpr12" style:family="presentation" style:parent-style-name="openSUSE-title-outline1">
      <style:graphic-properties fo:min-height="9.135cm" loext:decorative="false"/>
      <style:paragraph-properties style:writing-mode="lr-tb"/>
    </style:style>
    <style:style style:name="Mpr13" style:family="presentation" style:parent-style-name="openSUSE-title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4" style:family="presentation" style:parent-style-name="openSUSE-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openSUSE-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Source Sans Pro Semibold" fo:font-size="14pt" style:font-size-asian="14pt" style:font-size-complex="14pt"/>
    </style:style>
    <style:style style:name="MT3" style:family="text">
      <style:text-properties fo:color="#ffffff" loext:opacity="100%" style:font-name="Open Sans Condensed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05cm" text:min-label-width="0.88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6" draw:layer="backgroundobjects" svg:width="22.095cm" svg:height="2.629cm" svg:x="1.4cm" svg:y="0.628cm" presentation:class="title">
        <draw:text-box>
          <text:p>Click to edit the title text format</text:p>
        </draw:text-box>
      </draw:frame>
      <draw:frame presentation:style-name="Mpr7" draw:layer="backgroundobjects" svg:width="22.095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penSUSE-titl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1" draw:layer="backgroundobjects" svg:width="16.261cm" svg:height="6.097cm" svg:x="10.671cm" svg:y="1.778cm" presentation:class="title">
        <draw:text-box>
          <text:p>Click to edit the title text format</text:p>
        </draw:text-box>
      </draw:frame>
      <draw:frame presentation:style-name="Mpr12" draw:layer="backgroundobjects" svg:width="16.261cm" svg:height="5.197cm" svg:x="10.671cm" svg:y="7.875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085cm" svg:x="1.398cm" svg:y="14.846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6" draw:layer="backgroundobjects" svg:width="8.875cm" svg:height="1.085cm" svg:x="9.574cm" svg:y="14.846cm" presentation:class="footer">
        <draw:text-box>
          <text:p text:style-name="MP5"><text:span text:style-name="MT3"><presentation:footer/></text:span></text:p>
        </draw:text-box>
      </draw:frame>
      <draw:frame presentation:style-name="Mpr13" draw:text-style-name="MP4" draw:layer="backgroundobjects" svg:width="6.523cm" svg:height="1.085cm" svg:x="20.074cm" svg:y="14.846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openSUSE-title-title" draw:layer="backgroundobjects" svg:width="20.354cm" svg:height="10.476cm" svg:x="0.616cm" svg:y="2.123cm" presentation:class="page"/>
        <draw:frame presentation:style-name="openSUSE-titl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5-02T16:11:21.464920021</meta:creation-date>
    <dc:date>2025-04-17T20:55:12.502467575</dc:date>
    <meta:editing-duration>PT1H19M41S</meta:editing-duration>
    <meta:editing-cycles>15</meta:editing-cycles>
    <meta:generator>LibreOffice/25.2.1.2$Linux_X86_64 LibreOffice_project/520$Build-2</meta:generator>
    <meta:document-statistic meta:object-count="76"/>
  </office:meta>
</office:document-meta>
</file>